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6570000021AF94FC6F86E3445F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5.302cm" svg:x="0.034cm" svg:y="0.369cm">
          <draw:image xlink:href="Pictures/10000001000006570000021AF94FC6F86E3445F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1T17:38:41.478094999</dc:date>
    <meta:editing-duration>PT3M12S</meta:editing-duration>
    <meta:editing-cycles>5</meta:editing-cycles>
    <meta:generator>LibreOffice/7.5.4.2$MacOSX_AARCH64 LibreOffice_project/36ccfdc35048b057fd9854c757a8b67ec53977b6</meta:generator>
    <meta:document-statistic meta:object-count="1"/>
  </office:meta>
</office:document-meta>
</file>